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754a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1cebf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54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cebf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e644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fbe6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23199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paragraph-rsid="00237dc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paragraph-rsid="001754a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ebfa" officeooo:paragraph-rsid="001cebfa" style:font-size-asian="12pt" style:font-weight-asian="normal" style:font-size-complex="12pt" style:font-weight-complex="normal"/>
    </style:style>
    <style:style style:name="T1" style:family="text">
      <style:text-properties officeooo:rsid="001754ae"/>
    </style:style>
    <style:style style:name="T2" style:family="text">
      <style:text-properties officeooo:rsid="001cebfa"/>
    </style:style>
    <style:style style:name="T3" style:family="text">
      <style:text-properties officeooo:rsid="001e644b"/>
    </style:style>
    <style:style style:name="T4" style:family="text">
      <style:text-properties officeooo:rsid="001fbe6f"/>
    </style:style>
    <style:style style:name="T5" style:family="text">
      <style:text-properties officeooo:rsid="002319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ce Introduction of Compiler Projec3 </text:p>
      <text:p text:style-name="P5">A10515001 李大祥</text:p>
      <text:p text:style-name="P5">Due:2017-06-15-10:00</text:p>
      <text:p text:style-name="P13">Between Project1 and Project2</text:p>
      <text:p text:style-name="P3">1.<text:span text:style-name="T1">scanner.l部分</text:span></text:p>
      <text:p text:style-name="P7">project2中与project1的文法部分相同，但在project2种删除了第三部分的print symbol table功能。</text:p>
      <text:p text:style-name="P4">2.makefile 部分</text:p>
      <text:p text:style-name="P8">把gcc与yacc(bison)命令添加到makefile里面，简化测试流程。</text:p>
      <text:p text:style-name="P8">生成的程序的名称从<text:span text:style-name="T2">scanner</text:span>改为project2。</text:p>
      <text:p text:style-name="P3">3.<text:span text:style-name="T1">yacl.y部分</text:span></text:p>
      <text:p text:style-name="P7">新增了yacc部分的文法，接受project1传来的token，并在expression后面print出来，同时新增了symbol table的columns。</text:p>
      <text:p text:style-name="P6"/>
      <text:p text:style-name="P6"/>
      <text:p text:style-name="P14">Between Project2 and Project3</text:p>
      <text:p text:style-name="P3">1.<text:span text:style-name="T1">scanner.l部分</text:span></text:p>
      <text:p text:style-name="P7">修改token类型属性名字，只是对命名的修改，并不影响文法。</text:p>
      <text:p text:style-name="P7">在第三部分把<text:span text:style-name="T1">yywrap() 和 yyerror(const char *str) 重新放回了这里，这样是为了精简yacl.y档案。</text:span></text:p>
      <text:p text:style-name="P7"/>
      <text:p text:style-name="P3">2.makefile 部分</text:p>
      <text:p text:style-name="P7">在实验室机器上发现makefile里面yacc命令与bison命令结果不同，所以重新修改成bison。</text:p>
      <text:p text:style-name="P8">生成的程序的名称从project2改为go_compiler。</text:p>
      <text:p text:style-name="P9">在删除命令rm中新增了.jasm 、 <text:span text:style-name="T3">go_compiler 、*.class三种。</text:span></text:p>
      <text:p text:style-name="P8"/>
      <text:p text:style-name="P3">3.<text:span text:style-name="T1">yacl.y部分</text:span></text:p>
      <text:p text:style-name="P3">3.1 yacl.y文法部分</text:p>
      <text:p text:style-name="P7">(a) 删除了很多没有用到的文法，比如乘除、大于等于这些文法。</text:p>
      <text:p text:style-name="P7">(b) 在相关的expression后面新增了对expression的“翻译”，这个“翻译”是指翻译成jasm code。这些“翻译”后的结果会暂存在jasm array中，等待最后一起写入一个.jasm类型的文件里。</text:p>
      <text:p text:style-name="P12">(c) 在yacl.y 的第一部分，新增了类似<text:span text:style-name="T5">jasm 、 temp_parameter、is_print这些变数。jasm array是用来保存所有“翻译”完成的jasm code，类似temp_parameter这种变数是为了暂存某些jasm code，is_print这种变数是为了在“翻译”过程中提供区别目前状态的控制信号。</text:span></text:p>
      <text:p text:style-name="P11">(d) 在yacl.y 的第一部分，还增加了两个函数，合并了一个clear funtion。<text:span text:style-name="T5">lookup_nodepth funtion是为了在少条件的情况下查询symbol table变数，lookup_const function则是为了专门查询symbole table中的const。</text:span></text:p>
      <text:p text:style-name="P7"/>
      <text:p text:style-name="P3">3.2 yacl.y 第三部分C语言程式部分</text:p>
      <text:p text:style-name="P8"><text:soft-page-break/>新增了用C语言中的<text:span text:style-name="T2">FILE *fpt 来保存生成的jsam code。</text:span></text:p>
      <text:p text:style-name="P15">新增了用system() funtion来执行 linux command以便于修改和快速测试。</text:p>
      <text:p text:style-name="P8">新生成的jsam file与.class file 名称都是go_test 。</text:p>
      <text:p text:style-name="P10">新增了symbol table的columns，主要是增加了<text:span text:style-name="T4">Fun_index来区分不同函数中的相同层次的相同名称variable</text:span>。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0:57:11.859225637</meta:creation-date>
    <dc:date>2017-06-15T01:57:39.149713119</dc:date>
    <meta:editing-duration>PT6M40S</meta:editing-duration>
    <meta:editing-cycles>6</meta:editing-cycles>
    <meta:generator>LibreOffice/5.2.7.2$Linux_X86_64 LibreOffice_project/20$Build-2</meta:generator>
    <meta:document-statistic meta:table-count="0" meta:image-count="0" meta:object-count="0" meta:page-count="2" meta:paragraph-count="31" meta:word-count="619" meta:character-count="1318" meta:non-whitespace-character-count="1261"/>
  </office:meta>
</office:document-meta>
</file>